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e6e6e6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203cm" draw:marker-start-width="0.504cm" draw:marker-end="Arrow" draw:marker-end-width="0.604cm" draw:fill="none" draw:textarea-vertical-align="middle" fo:padding-top="0.226cm" fo:padding-bottom="0.226cm" fo:padding-left="0.351cm" fo:padding-right="0.3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Liberation Sans3" fo:font-size="32pt" style:font-name-asian="Liberation Sans3" style:font-size-asian="32pt" style:font-name-complex="Liberation Sans3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5.285cm" svg:height="4.865cm" svg:x="4.891cm" svg:y="6.861cm">
            <text:p text:style-name="P1"><text:span text:style-name="T1">z =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2" draw:id="id2" draw:layer="layout" svg:width="5.285cm" svg:height="5.188cm" svg:x="19.662cm" svg:y="6.861cm">
            <text:p text:style-name="P1"><text:span text:style-name="T1">z = 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2" draw:layer="layout" draw:type="curve" draw:line-skew="-0.976cm" svg:x1="7.533cm" svg:y1="6.861cm" svg:x2="22.304cm" svg:y2="6.861cm" draw:start-shape="id1" draw:start-glue-point="0" draw:end-shape="id2" draw:end-glue-point="0" svg:d="M7533 6861c0-2217 14771-2217 14771 0" svg:viewBox="0 0 14772 1664">
            <text:p text:style-name="P1"><text:span text:style-name="T2">ε</text:span></text:p>
          </draw:connector>
          <draw:connector draw:style-name="gr2" draw:text-style-name="P2" draw:layer="layout" draw:type="curve" draw:line-skew="1.371cm" svg:x1="22.304cm" svg:y1="12.049cm" svg:x2="7.533cm" svg:y2="11.726cm" draw:start-shape="id2" draw:start-glue-point="2" draw:end-shape="id1" svg:d="M22304 12049c0 2808-14771 2969-14771-323" svg:viewBox="0 0 14772 2450">
            <text:p text:style-name="P1"><text:span text:style-name="T1">γ</text:span></text:p>
          </draw:connector>
          <draw:connector draw:style-name="gr2" draw:text-style-name="P2" draw:layer="layout" draw:type="curve" draw:line-skew="2.893cm -2.668cm" svg:x1="7.533cm" svg:y1="11.726cm" svg:x2="4.891cm" svg:y2="9.293cm" draw:start-shape="id1" draw:start-glue-point="2" draw:end-shape="id1" draw:end-glue-point="3" svg:d="M7533 11726c0 5089-2907 4242-4756 2361s-2641-4794 2114-4794" svg:viewBox="0 0 6202 6260">
            <text:p text:style-name="P1"><text:span text:style-name="T1">1 - </text:span><text:span text:style-name="T2">ε</text:span></text:p>
          </draw:connector>
          <draw:connector draw:style-name="gr2" draw:text-style-name="P2" draw:layer="layout" draw:type="curve" draw:line-skew="2.678cm 2.629cm" svg:x1="22.304cm" svg:y1="12.049cm" svg:x2="24.947cm" svg:y2="9.455cm" draw:start-shape="id2" draw:start-glue-point="2" draw:end-shape="id2" draw:end-glue-point="1" svg:d="M22304 12049c0 4768 2886 3973 4720 2133s2616-4727-2077-4727" svg:viewBox="0 0 6155 6166">
            <text:p text:style-name="P1"><text:span text:style-name="T1">1 - </text:span><text:span text:style-name="T2">γ</text:span></text:p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9T11:45:06.956998761</meta:creation-date>
    <dc:date>2015-11-19T14:32:30.146857827</dc:date>
    <meta:editing-duration>PT9M52S</meta:editing-duration>
    <meta:editing-cycles>5</meta:editing-cycles>
    <meta:generator>LibreOffice/4.2.8.2$Linux_X86_64 LibreOffice_project/420m0$Build-2</meta:generator>
    <meta:document-statistic meta:object-count="7"/>
  </office:meta>
</office:document-meta>
</file>